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353" officeooo:paragraph-rsid="000ed353"/>
    </style:style>
    <style:style style:name="P2" style:family="paragraph" style:parent-style-name="Standard">
      <style:text-properties officeooo:rsid="00110f13" officeooo:paragraph-rsid="00110f13"/>
    </style:style>
    <style:style style:name="P3" style:family="paragraph" style:parent-style-name="Standard">
      <style:text-properties officeooo:rsid="00110f13" officeooo:paragraph-rsid="00110f13"/>
    </style:style>
    <style:style style:name="T1" style:family="text">
      <style:text-properties officeooo:rsid="00110f13"/>
    </style:style>
    <style:style style:name="T2" style:family="text">
      <style:text-properties officeooo:rsid="0011d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informacji o sprzęcie i oprogramowaniu w firme</text:p>
      <text:p text:style-name="P1"/>
      <text:p text:style-name="P1">Założenia:</text:p>
      <text:p text:style-name="P1"/>
      <text:p text:style-name="P1">- baza danych zarządzana poprzez przeglądarkę www</text:p>
      <text:p text:style-name="P1">- udostępnianie widoków zależnych od konta/użytkownika</text:p>
      <text:p text:style-name="P1">- pokazywanie informacji o zgromadzonych zasobach w przyjazny użytkownikowi sposób</text:p>
      <text:p text:style-name="P1">- możliwość dodawania, modyfikacji i usuwania poszczególnych zasobów</text:p>
      <text:p text:style-name="P1"/>
      <text:p text:style-name="P1">Elementy systemu:</text:p>
      <text:p text:style-name="P1">- ekran logowania (login/hasło)</text:p>
      <text:p text:style-name="P1">- główna tabela z możliwością sortowania</text:p>
      <text:p text:style-name="P1">- widok szczegółowy rekordu (po kliknięciu</text:p>
      <text:p text:style-name="P1">- <text:span text:style-name="T1">moduł raportów i dokumentów (PDF)</text:span></text:p>
      <text:p text:style-name="P1"/>
      <text:p text:style-name="P1">Rekord powinien zawierać informacje:</text:p>
      <text:p text:style-name="P1">- użytkownik</text:p>
      <text:p text:style-name="P1"><text:tab/>numer ID</text:p>
      <text:p text:style-name="P1"><text:tab/>imię</text:p>
      <text:p text:style-name="P1"><text:tab/>nazwisko</text:p>
      <text:p text:style-name="P1"><text:tab/>data zatrudnienia</text:p>
      <text:p text:style-name="P1"><text:tab/></text:p>
      <text:p text:style-name="P1">- komputer</text:p>
      <text:p text:style-name="P1"><text:tab/>ID/nr w ewidencji</text:p>
      <text:p text:style-name="P1"><text:tab/>rodzaj (laptop/desktop)</text:p>
      <text:p text:style-name="P1"><text:tab/>marka/nazwa</text:p>
      <text:p text:style-name="P1"><text:tab/>numer seryjny (s/n)</text:p>
      <text:p text:style-name="P1"><text:tab/>MAC karty sieciowej</text:p>
      <text:p text:style-name="P1"><text:tab/>Data zakupu</text:p>
      <text:p text:style-name="P1"><text:tab/>Gwarancja</text:p>
      <text:p text:style-name="P1"><text:tab/>lokalizacja</text:p>
      <text:p text:style-name="P1"><text:tab/>Data przypisania do użytkownika</text:p>
      <text:p text:style-name="P1">- system operacyjny</text:p>
      <text:p text:style-name="P1"><text:tab/>Nazwa</text:p>
      <text:p text:style-name="P1"><text:tab/>Wersja</text:p>
      <text:p text:style-name="P1"/>
      <text:p text:style-name="P1"/>
      <text:p text:style-name="P1"/>
      <text:p text:style-name="P2">Wykorzystane technologie:</text:p>
      <text:p text:style-name="P2">- serwer WWW Apache/XAMPP</text:p>
      <text:p text:style-name="P2">- język skryptowy PHP</text:p>
      <text:p text:style-name="P2">- <text:span text:style-name="T2">phpunit do testów jednostkowych</text:span></text:p>
      <text:p text:style-name="P2">- baza danych PostgreSQL</text:p>
      <text:p text:style-name="P2">- <text:span text:style-name="T2">Eclipse I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8:29:56.543000000</meta:creation-date>
    <dc:date>2017-04-02T20:53:20.257000000</dc:date>
    <meta:editing-duration>PT3M15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37" meta:word-count="125" meta:character-count="914" meta:non-whitespace-character-count="809"/>
  </office:meta>
</office:document-meta>
</file>